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BxNPM6uUo7bIQa3L173LwT95FTA4lt3zQU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22:16:26.782952227</meta:creation-date>
    <dc:date>2022-06-27T22:16:44.368200509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3.2$Linux_X86_64 LibreOffice_project/30$Build-2</meta:generator>
  </office:meta>
</office:document-meta>
</file>